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Paragraph" style:list-style-name="Default_20_List"/>
    <style:style style:name="P3" style:family="paragraph" style:parent-style-name="List_20_Paragraph" style:list-style-name="L1"/>
    <style:style style:name="P4" style:family="paragraph" style:parent-style-name="Heading_20_1" style:list-style-nam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tha Ideas</text:p>
      <text:h text:style-name="Heading_20_1" text:outline-level="1">Sun 15-Jan-12</text:h>
      <text:list xml:id="list43316320" text:style-name="Default_20_List">
        <text:list-item>
          <text:p text:style-name="P2">Users should be able to (and encouraged to) declare projects they are working on that they hope to get reputation for. Example projects:</text:p>
          <text:list>
            <text:list-item>
              <text:p text:style-name="P2">Filling in missing metadata about albums and tracks by a particular artist</text:p>
            </text:list-item>
            <text:list-item>
              <text:p text:style-name="P2">Locating (and adding to Zutha) as much of the currently available software in a specific category as can be found</text:p>
            </text:list-item>
            <text:list-item>
              <text:p text:style-name="P2">Finding and rewarding (by zuth investment) users who are making great contributions to Zutha’s knowledgebase in a particular field such as The Wheel of Time</text:p>
              <text:list>
                <text:list-item>
                  <text:p text:style-name="P2">This is a kind of meta-project of which I expect there will need to be multiple levels for the reputation framework to be truly effective in shaping user behaviour towards benefiting Zutha as a whole.</text:p>
                </text:list-item>
                <text:list-item>
                  <text:p text:style-name="P2">A user who undertakes this project of rewarding the labour of users who add data about The Wheel of Time would expect to be rewarded by other users playing an even higher level meta-role.</text:p>
                </text:list-item>
                <text:list-item>
                  <text:p text:style-name="P2">Users taking on a level 1 meta-role should be judged on how good they are at locating well-performing users in the tier below them.</text:p>
                </text:list-item>
                <text:list-item>
                  <text:p text:style-name="P2">Users taking on a level 2 meta-role would judge level 1 meta-behaviour by randomly sampling their work, assessing the appropriateness of their praise to other users. The level 1 meta-users who are the most prolific in finding users worthy of praise and are the most fair in assessing them should be rewarded the most.</text:p>
                </text:list-item>
                <text:list-item>
                  <text:p text:style-name="P2">If a user is found to be rewarding users who clearly don’t deserve it, this should be criticised. </text:p>
                </text:list-item>
                <text:list-item>
                  <text:p text:style-name="P2">Blatant favouritism should be investigated and reported to interested members of the Zutha community so that it can be considered as evidence for merging ownership of the two users involved. (By merging ownership I mean marking the two users as having a shared real-world controller so that they are treated as the same user for many purposes by the network.)</text:p>
                </text:list-item>
              </text:list>
            </text:list-item>
          </text:list>
        </text:list-item>
      </text:list>
      <text:h text:style-name="Heading_20_1" text:outline-level="1">Thu 19-Jan-12</text:h>
      <text:list xml:id="list1148469486" text:continue-numbering="true" text:style-name="Default_20_List">
        <text:list-item>
          <text:p text:style-name="P2">Lisp is the perfect model to use for thinking about how a programming language could be implemented in the Zutha cloud</text:p>
          <text:list>
            <text:list-item>
              <text:p text:style-name="P2">A Lisp program is just a tree of symbols and atoms</text:p>
            </text:list-item>
            <text:list-item>
              <text:p text:style-name="P2">A Cons could trivially be represented as a Zutha item with two association fields to the “car” and “cdr” fields (in lisp terminology)</text:p>
            </text:list-item>
            <text:list-item>
              <text:p text:style-name="P2">Actually this would be a doubly-linked list if implemented with standard Associations.</text:p>
            </text:list-item>
            <text:list-item>
              <text:p text:style-name="P2">It might be worth considering making one-way links an available construct in the Zuthabase (a term I just coined)</text:p>
              <text:list>
                <text:list-item>
                  <text:p text:style-name="P2">Only the behaviour of one-way links needs to be standardised. They can be implemented however is most convenient to the implementer.</text:p>
                </text:list-item>
                <text:list-item>
                  <text:p text:style-name="P2">In the ZSL (Zutha Serialization Language), one-way links could be serialized as properties whose value is a ZID</text:p>
                </text:list-item>
                <text:list-item>
                  <text:p text:style-name="P2">One-way links can just be a property-type whose value type is another item</text:p>
                </text:list-item>
                <text:list-item>
                  <text:p text:style-name="P2">The One-Way Link property type should be subtyped to restrict the allowed type of the item linked to</text:p>
                </text:list-item>
              </text:list>
            </text:list-item>
            <text:list-item>
              <text:p text:style-name="P2">A function definition would be an Item of type Function </text:p>
              <text:list>
                <text:list-item>
                  <text:p text:style-name="P2">It would have a field of type Linked List (beginning with a one-way link to a Cons item) which specifies the argument names (and possibly types as well)</text:p>
                  <text:list>
                    <text:list-item>
                      <text:p text:style-name="P2">An argument name would be specified by a link to a Symbol item which would act as the name for that argument for the scope of the function</text:p>
                    </text:list-item>
                    <text:list-item>
                      <text:p text:style-name="P2">A Symbol item would have a human-readable name (potentially multiple names with different names in different scopes) but the human-readable name would not be significant for the definition of programs, it would only be used when the program’s code is to be expressed for humans to read.</text:p>
                    </text:list-item>
                  </text:list>
                </text:list-item>
                <text:list-item>
                  <text:p text:style-name="P2">It would have another Linked List field for the body of the function</text:p>
                  <text:list>
                    <text:list-item>
                      <text:p text:style-name="P2">A function body would be much like a Lisp function body being composed of function calls and macro calls</text:p>
                    </text:list-item>
                    <text:list-item>
                      <text:p text:style-name="P2">Variables would be specified by links to Symbol items. This could include Symbol items that were specified as arguments to the function in which case the value that will be associated with that Symbol for the scope of this function call will be whatever value was passed to that argument for the current call to this function.</text:p>
                    </text:list-item>
                    <text:list-item>
                      <text:p text:style-name="P2">A Symbol may also have a value in a scope outside that of this function call (i.e. a global variable – of which there may be multiple levels)</text:p>
                    </text:list-item>
                    <text:list-item>
                      <text:p text:style-name="P2">A Symbol could represent a function as easily as any literal value so a link to a Symbol that represents a function in the current scope could be used instead of a direct link to a Function item for calling functions.</text:p>
                    </text:list-item>
                  </text:list>
                </text:list-item>
              </text:list>
            </text:list-item>
            <text:list-item>
              <text:p text:style-name="P2">A function call would be a linked list whose first element is the name of the function to call and whose subsequent elements are the arguments </text:p>
              <text:list>
                <text:list-item>
                  <text:p text:style-name="P2">The function to call would be identified by a link to a Function item</text:p>
                </text:list-item>
                <text:list-item>
                  <text:p text:style-name="P2">Any of the arguments could also be linked lists or other data structures and may be executed before being passed to the named function</text:p>
                </text:list-item>
              </text:list>
            </text:list-item>
          </text:list>
        </text:list-item>
        <text:list-item>
          <text:p text:style-name="P2">Some Definitions</text:p>
          <text:list>
            <text:list-item>
              <text:p text:style-name="P2">Zuthanet</text:p>
              <text:list>
                <text:list-item>
                  <text:p text:style-name="P2">The network of nodes that constitute the Zutha network. Comparable in meaning to the Internet</text:p>
                </text:list-item>
              </text:list>
            </text:list-item>
            <text:list-item>
              <text:p text:style-name="P2">Zuthabase</text:p>
              <text:list>
                <text:list-item>
                  <text:p text:style-name="P2">Refers to the actual data stored by Zutha nodes and made accessible via the abstract Zutha API.</text:p>
                </text:list-item>
              </text:list>
            </text:list-item>
            <text:list-item>
              <text:p text:style-name="P2">Zutha</text:p>
              <text:list>
                <text:list-item>
                  <text:p text:style-name="P2">Encapsulates everything that Zutha is. </text:p>
                </text:list-item>
                <text:list-item>
                  <text:p text:style-name="P2">This word should also be used when there is no need to distinguish between the database and the network of nodes.</text:p>
                </text:list-item>
              </text:list>
            </text:list-item>
          </text:list>
        </text:list-item>
        <text:list-item>
          <text:p text:style-name="P2">Once the Zuthabase contains huge number of tiny items (such as Conses), it may be desirable to package groups of items together for passing around among hosts</text:p>
          <text:list>
            <text:list-item>
              <text:p text:style-name="P2">There is always going to be a need to locate an item just from its ZID though, so the controller group selected for each tiny item will need to have at least the responsibility of knowing where to find the primary controller group for the item</text:p>
            </text:list-item>
            <text:list-item>
              <text:p text:style-name="P2">For example, a Function item might be the grouping item and all Conses it links to would all be under the responsibly of the Function item’s controller group, (say GroupF)</text:p>
            </text:list-item>
            <text:list-item>
              <text:p text:style-name="P2">If someone tried to locate one of the Conses (say X) from its ZID alone, the controller group specified by this ZID would point the user to GroupF</text:p>
            </text:list-item>
            <text:list-item>
              <text:p text:style-name="P2">It would be much better if the client could know to go directly to GroupF so that all burden could be lifted from the hosts that would otherwise have to know about X. It may be that the resources required to just notify hosts of their ownership of new items every timeframe, when multiplied by enough items, will be almost as great a bottleneck as giving the hosts the extra responsibility of managing the item in its entirety. This seems even more likely to be true when I consider that for most items in most timeframes, the hosts responsible for them will not be required to do anything except store a tiny amount of data, thus hardly anything will be saved by splitting that responsibility in two.</text:p>
            </text:list-item>
            <text:list-item>
              <text:p text:style-name="P2">Perhaps some additional information could be added to ZIDs to allow different types of items to be treated differently by the selection algorithm</text:p>
            </text:list-item>
          </text:list>
        </text:list-item>
        <text:list-item>
          <text:p text:style-name="P2">Why not specify the type of an item in its ZID?</text:p>
          <text:list>
            <text:list-item>
              <text:p text:style-name="P2">An item’s type is fixed so the ZID will never become unaligned with the actual type</text:p>
              <text:list>
                <text:list-item>
                  <text:p text:style-name="P2">Actually I do remember considering that it might be useful to be able to change an item’s type to a subtype of its old type so that a broad type can be made more granular.</text:p>
                </text:list-item>
                <text:list-item>
                  <text:p text:style-name="P2">If I’m going to specify item type in ZIDs then I think it will be best to make item types 100% fixed so I’ll need to think of another way to deal with this scenario</text:p>
                </text:list-item>
              </text:list>
            </text:list-item>
            <text:list-item>
              <text:p text:style-name="P2">An item’s type is a not-reified field, so the ZID of a type item encoded in an item’s ZID would be all the information that is needed about an item’s type</text:p>
            </text:list-item>
            <text:list-item>
              <text:p text:style-name="P2">Including the full ZID of the Item Type in every item’s ZID would not be ideal because it would lead to a great deal of redundant characters in every ZID. The ZID of the Type item, for example, would be included in every single ZID and the ZID of Item Type (which itself would include the ZID of Type) would be included in the ZIDs of most items.</text:p>
            </text:list-item>
            <text:list-item>
              <text:p text:style-name="P2">Type items could be excluded from including their Type in their ZIDs</text:p>
            </text:list-item>
            <text:list-item>
              <text:p text:style-name="P2">All Type items would be treated the same by the selection algorithm, thus the absence of a type field in an item’s ZID would be all the information the Selection function needs to determine which selection parameters to use (those specific to Type items)</text:p>
            </text:list-item>
            <text:list-item>
              <text:p text:style-name="P2">A ZID could look like: [Host ID][Type ID][Unique ID}</text:p>
            </text:list-item>
            <text:list-item>
              <text:p text:style-name="P2">In order for Type IDs to be separable from the rest of the ZID, they will need to follow the same scheme as Host IDs, where the first character specifies the length of the ID.</text:p>
              <text:list>
                <text:list-item>
                  <text:p text:style-name="P2">One way to achieve this would be to put Host IDs and Type IDs in separate namespaces</text:p>
                </text:list-item>
                <text:list-item>
                  <text:p text:style-name="P2">For example, a Host ID of say “host25G” would be referenced in a ZID as 25G</text:p>
                  <text:list>
                    <text:list-item>
                      <text:p text:style-name="P2">And a Type ID of “type2CC” would be referenced in a ZID as 2CC</text:p>
                    </text:list-item>
                  </text:list>
                </text:list-item>
              </text:list>
            </text:list-item>
            <text:list-item>
              <text:p text:style-name="P2">Type IDs could be kept shorter by putting them in a global Type namespace (as opposed to putting them in a host-specific namespace as with normal items)</text:p>
              <text:list>
                <text:list-item>
                  <text:p text:style-name="P2">This might require the creation of a new type to be a much more privileged endeavour than it would be otherwise because it would require a more complicated coordination process to select a unique Type ID than it does to select a normal ZID where uniqueness is guaranteed by the allocating host.</text:p>
                </text:list-item>
                <text:list-item>
                  <text:p text:style-name="P2">A process needs to be found to select unique Host IDs, so the same one can be used for Type IDs</text:p>
                </text:list-item>
                <text:list-item>
                  <text:p text:style-name="P2">Come to think of it, there may be no reason after all for the creation of Types to be super-privileged. Assuming that creations of types will be relatively rare, the extra network resources required to perform the more complex process of selecting a unique Type ID should be no problem.</text:p>
                </text:list-item>
              </text:list>
            </text:list-item>
            <text:list-item>
              <text:p text:style-name="P2">Example ZID: 25F34GT5G7Z:</text:p>
              <text:list>
                <text:list-item>
                  <text:p text:style-name="P2">25F is the Host ID</text:p>
                </text:list-item>
                <text:list-item>
                  <text:p text:style-name="P2">34GT is the Type ID</text:p>
                </text:list-item>
                <text:list-item>
                  <text:p text:style-name="P2">5G7Z is the unique ID</text:p>
                </text:list-item>
              </text:list>
            </text:list-item>
          </text:list>
        </text:list-item>
      </text:list>
      <text:h text:style-name="Heading_20_1" text:outline-level="1">Fri 20-Jan-12</text:h>
      <text:list xml:id="list946665429" text:continue-numbering="true" text:style-name="Default_20_List">
        <text:list-item>
          <text:p text:style-name="P2">A field-set should be divided up into subsets for each available scope</text:p>
          <text:list>
            <text:list-item>
              <text:p text:style-name="P2">It should be possible to associate different permission levels with a given field-set for each scope it is allowed to have</text:p>
            </text:list-item>
            <text:list-item>
              <text:p text:style-name="P2">A Field-set’s subsets should be conceptually arranged in a hierarchical manner </text:p>
            </text:list-item>
            <text:list-item>
              <text:p text:style-name="P2">A permission level can be associated with the whole field-set, defining the default permission level required to modify any field in the set in any scope</text:p>
            </text:list-item>
            <text:list-item>
              <text:p text:style-name="P2">A permission level associated with a broad scope acts as a default value for all sub-scopes</text:p>
            </text:list-item>
            <text:list-item>
              <text:p text:style-name="P2">The permission level for a given field will be determined by the most specific permission level declaration</text:p>
            </text:list-item>
          </text:list>
        </text:list-item>
        <text:list-item>
          <text:p text:style-name="P2">Every item could have a long-term controller group</text:p>
          <text:list>
            <text:list-item>
              <text:p text:style-name="P2">This could eliminate a need to encode categorization information in item ZIDs</text:p>
            </text:list-item>
            <text:list-item>
              <text:p text:style-name="P2">If you are trying to find the controller group of an item you already know something about (such as its type) then you will probably be able to determine which algorithm to use to find its main controller group (the frequently changing one). This should be the most common case.</text:p>
            </text:list-item>
            <text:list-item>
              <text:p text:style-name="P2">In the rare case when an item needs to be located from only its ZID, its long-term controller group can be found using a universal algorithm that depends only on the ZID.</text:p>
            </text:list-item>
            <text:list-item>
              <text:p text:style-name="P2">Long-term controller groups would be updated much more infrequently than an item’s main controller group and would therefore be much more vulnerable to accidental loss of members or deliberate sabotage.</text:p>
            </text:list-item>
            <text:list-item>
              <text:p text:style-name="P2">For most items most of the time, the long-term controller group should not need to be used and its use should be discouraged, particularly for critical items, so that there is no incentive for attackers to target an item’s long-term controller group.</text:p>
            </text:list-item>
            <text:list-item>
              <text:p text:style-name="P2">For items which are accessed very infrequently, though, a lot of network resources could be saved by reducing the need for their ownership to be passed around frequently. </text:p>
            </text:list-item>
            <text:list-item>
              <text:p text:style-name="P2">Some items may even have only a long-term controller group</text:p>
              <text:list>
                <text:list-item>
                  <text:p text:style-name="P2">Archived items, events and Conses might fall into this category</text:p>
                </text:list-item>
                <text:list-item>
                  <text:p text:style-name="P2">It would be important that such items be stored by more hosts than just their long-term controller group and that their authenticity can be verified once their long-term controller group has been contacted.</text:p>
                </text:list-item>
                <text:list-item>
                  <text:p text:style-name="P2">I think the event hash chain system will robustly protect against compromised controller groups being able to manipulate the items under their control because a user will always be able to follow the hash chain to verify an item’s validity.</text:p>
                </text:list-item>
                <text:list-item>
                  <text:p text:style-name="P2">The main vulnerability of stagnant controller groups will be to being nuked entirely, perhaps for the purpose of eliminating access to data they were responsible for.</text:p>
                </text:list-item>
              </text:list>
            </text:list-item>
          </text:list>
        </text:list-item>
        <text:list-item>
          <text:p text:style-name="P2">Many items could be grouped together and passed around as a bundle between hosts</text:p>
          <text:list>
            <text:list-item>
              <text:p text:style-name="P2">This would probably best be done by using the hash of the ZID and allocating different parts of the hash number space to a kind of index item, whose controller group would be expected to keep up to date with all the items whose ZID hash lies in the range of that index item.</text:p>
            </text:list-item>
            <text:list-item>
              <text:p text:style-name="P2">This kind of bulk allocation would be appropriate for the long-term controller groups, to further conserve resources. (It is probably going to be much more efficient to pass around large collections of items in one data stream rather than as many asynchronous messages)</text:p>
            </text:list-item>
            <text:list-item>
              <text:p text:style-name="P2">Actually the large-scale grouping of items is probably only going to make sense for items that will change very infrequently such as event items, archived items and immutable items. It would defeat the purpose of grouping items together if individual hosts will still have to manage the asynchronous updates of all of the items in the bunch they are responsible for. Also, once a large set of items is grouped together they will have to remain together regardless of the capacity of the hosts they are allocated to. Thus a small host may be overwhelmed if it is given responsibility for a huge collection of items containing lots of high demand and rapidly updated items.</text:p>
            </text:list-item>
            <text:list-item>
              <text:p text:style-name="P2">It could work to have items be allocated to either bulk archive or standard individually selected controller groups (or possibly both) based on real time discretion of the user community.</text:p>
            </text:list-item>
            <text:list-item>
              <text:p text:style-name="P2">Items that are detected to be accessed and updated infrequently could be automatically or manually archived at which point they would transition from having their own controller group to being part of a bulk archive based on the hash of their ZID.</text:p>
            </text:list-item>
            <text:list-item>
              <text:p text:style-name="P2">This would have advantages for auditing because it would be easier to check that a host is faithfully maintaining an entire archive of items than it would be to verify all the items they are responsible for individually. More significantly, the items that end up in an archive will be ones that users care less about and so there would be less incentive to audit them individually. If they are packed together however, there would be an incentive to audit the entire archive (because there would be – or at least might be - at least some important items in there).</text:p>
            </text:list-item>
            <text:list-item>
              <text:p text:style-name="P2">Items that are accessed and updated regularly are less vulnerable to neglect by hosts because the demand for them would create an incentive to maintain them so that hosts can earn reputation from successfully responding to requests involving them.</text:p>
            </text:list-item>
            <text:list-item>
              <text:p text:style-name="P2">When a client tries to find the controller group of an item it will probably ask its individual controller group first. If they don’t know about it, the client will then try contacting the controller group of its allocated archive. If neither know about it, then it has probably either been deleted or never existed.</text:p>
            </text:list-item>
            <text:list-item>
              <text:p text:style-name="P2">For some kinds of items, like event items or immutable items, a client (that knows the item’s type) will know to only check the archive controller group because such items will be allocated to archive status immediately upon creation.</text:p>
            </text:list-item>
          </text:list>
        </text:list-item>
        <text:list-item>
          <text:p text:style-name="P2">Immutable Items</text:p>
          <text:list>
            <text:list-item>
              <text:p text:style-name="P2">Especially once data starts being used to construct programs (a la lisp), it may be very useful to have immutable data structures – especially lists</text:p>
            </text:list-item>
            <text:list-item>
              <text:p text:style-name="P2">Immutable Conses would have the advantage that they could be reused. If they were mutable, then modification of a Cons for one purpose might break something that reused it in another context.</text:p>
            </text:list-item>
            <text:list-item>
              <text:p text:style-name="P2">A guarantee of immutability would also allow Conses to be more efficiently managed in a distributed system because there would be no need for them to have a dedicated controller group. Instead, they could be copied around to whatever hosts need them just like an atomic value like a number or string.</text:p>
            </text:list-item>
            <text:list-item>
              <text:p text:style-name="P2">A host that is asked for a linked list data structure associated with an item they are responsible for would not need to ask or listen for updates about all the Conses in that linked list since they would know that there will never be any such updates. Thus they can simply store the Conses in their own database and return them when required without any need for network calls.</text:p>
            </text:list-item>
            <text:list-item>
              <text:p text:style-name="P2">If Conses will not need a controller group and they cannot be modified is there any need for them to be a discrete item at all?</text:p>
              <text:list>
                <text:list-item>
                  <text:p text:style-name="P2">In order for it to be possible for a Cons to have multiple incoming links, it must have an identity (a ZID)</text:p>
                </text:list-item>
                <text:list-item>
                  <text:p text:style-name="P2">But if a Cons can never be modified then there would be no difference between a shared list tail and a duplication of that tail in every place that would have linked to the shared tail.</text:p>
                </text:list-item>
                <text:list-item>
                  <text:p text:style-name="P2">In the distributed context where data structures would be duplicated on multiple hosts anyway, there would be no resource conservation benefit to the conceptual sharing of a list tail</text:p>
                </text:list-item>
              </text:list>
            </text:list-item>
            <text:list-item>
              <text:p text:style-name="P2">So perhaps there isn’t really any use for immutable data structures. Any functionality they could provide would be just as easily be provided by more complex value types</text:p>
            </text:list-item>
          </text:list>
        </text:list-item>
        <text:list-item>
          <text:p text:style-name="P2">Mutable Conses still make sense, though, because they enable more granular revision control and the ability to link to a list (such as a program) that might change, from more than one place</text:p>
        </text:list-item>
      </text:list>
      <text:h text:style-name="Heading_20_1" text:outline-level="1">Wed 25-Jan-12</text:h>
      <text:list xml:id="list681646008" text:continue-numbering="true" text:style-name="Default_20_List">
        <text:list-item>
          <text:p text:style-name="P2">Larger investments should carry a greater expectation of a satisfactory justification</text:p>
        </text:list-item>
        <text:list-item>
          <text:p text:style-name="P2">Items can be marked as “controversial” or “sensitive” (or some more appropriate name), in which case a higher burden of justification will be expected for investors. This basically means it should be seen as more appropriate for vigilante users to rebuff users who post unsatisfactory justifications with their investments in these kinds of items.</text:p>
          <text:list>
            <text:list-item>
              <text:p text:style-name="P2">An example scenario: An amateur film that uses some content created by Disney needs to have ownership divided up among the content contributors appropriately. </text:p>
            </text:list-item>
            <text:list-item>
              <text:p text:style-name="P2">This process would be done via a decision market open to the whole Zutha community (perhaps weighted towards reputation in the film domain)</text:p>
            </text:list-item>
            <text:list-item>
              <text:p text:style-name="P2">If a really high reputation user decides to invest an enormous amount to shift ownership of this amateur film towards Disney and away from the amateur producers, then they would need to provide an extremely good justification for this – one that most users would accept. Otherwise the code of the community would dictate that it is appropriate to criticize this action by the powerful user, and many users may do so. This norm would create a strong disincentive for a powerful user to accept money from Disney in exchange for attempting to grant them greater ownership of a popular amateur production that uses Disney content.</text:p>
            </text:list-item>
            <text:list-item>
              <text:p text:style-name="P2">If lots if separate users independently vote to increase Disney’s share of the ownership pie, then a user who disagrees with this trend may mark the item as “sensitive”, which would simply be a social cue that a more rigorous level of justification should be expected for every investment in this item. If there are a lot of users who disagree with the users pushing for greater Disney ownership of the film, and believe that the Disney endorsers are not justifying their position sufficiently, then those Disney endorsers may find that their reputation suffers as a result. This should reduce the influence of the group of Disney endorsers (because their reputation would fall) and would also create a disincentive for anyone to take bribes to endorse a position since taking a position you have been bribed to take probably means you will be opposing the popular opinion and will be at risk of retribution.</text:p>
            </text:list-item>
            <text:list-item>
              <text:p text:style-name="P2">The label of “sensitive” on an item will be open to contest as well through the normal means of conflict resolution: escalating permission levels and decision markets.</text:p>
            </text:list-item>
          </text:list>
        </text:list-item>
      </text:list>
      <text:h text:style-name="Heading_20_1" text:outline-level="1">Sun 29-Jan-12</text:h>
      <text:list xml:id="list1809920765" text:continue-numbering="true" text:style-name="Default_20_List">
        <text:list-item>
          <text:p text:style-name="P2">Before an item has been claimed, real money investments should be presumed to be donations. Once the item has been claimed, however, the owner should have the choice to retrospectively grant investment assets to the donors. </text:p>
          <text:list>
            <text:list-item>
              <text:p text:style-name="P2">A norm should be encouraged that expects owners to do this as a way of showing gratitude towards the donors that both promoted their item and gave money to them gratis.</text:p>
            </text:list-item>
            <text:list-item>
              <text:p text:style-name="P2">It would also be in an owner’s interest to do this if they expect to create any new items as it would improve their reputation as someone who rewards generosity towards them</text:p>
            </text:list-item>
            <text:list-item>
              <text:p text:style-name="P2">It would be beneficial for all creators generally if a norm arose around this protocol (retrospectively grating investment assets) because it would create a greater incentive for speculators to donate to items that have not yet been claimed; they would expect to become the earliest investors in that item once claimed and thus be in the best position to benefit from the future popularity of the item that they helped promote by their public donation.</text:p>
            </text:list-item>
          </text:list>
        </text:list-item>
      </text:list>
      <text:h text:style-name="Heading_20_1" text:outline-level="1">Mon 30-Jan-12</text:h>
      <text:list xml:id="list118192633" text:continue-numbering="true" text:style-name="Default_20_List">
        <text:list-item>
          <text:p text:style-name="P2">The Power Belt that Daniel Suarez describes in his novels for powering HUD glasses could be realised using wireless power transmission by Resonant Inductive Coupling.</text:p>
        </text:list-item>
      </text:list>
      <text:h text:style-name="Heading_20_1" text:outline-level="1">Wed 1-Feb-12</text:h>
      <text:list xml:id="list1325702816" text:continue-numbering="true" text:style-name="Default_20_List">
        <text:list-item>
          <text:p text:style-name="P2">I want to write a “recursive narrative” that blurs distinctions between fiction, prophecy and documentary</text:p>
          <text:list>
            <text:list-item>
              <text:p text:style-name="P2">For example, imagine a story about the future (or present) of Zutha that depicts the Zutha community working on a collaborative project to produce an evolving story (perhaps in a mix of formats) about Zutha to inspire the public to participate in their community and their causes. This story could itself, recursively describe this dynamic and the story (and the story within the story) could evolve to reflect events that occur in reality.</text:p>
            </text:list-item>
            <text:list-item>
              <text:p text:style-name="P2">This mind-bending dynamic could lead to a lot of creativity in blending the future with the present.</text:p>
            </text:list-item>
            <text:list-item>
              <text:p text:style-name="P2">As an example, imagine the community inventing stories to depict possible disturbing consequences of crumbling civil liberties such as activists being spirited away from their homes by government agents for being threatening to the establishment, or crowds of Zuthans being rounded up by police to have unauthorized (and not government controlled) computing devices confiscated from them. Accompanying such stories might be stories of triumphs by the Zutha community where the solidarity and resourcefulness of the community lead to the prevention of such crimes being perpetrated. These kinds of stories could be presented in a dynamic list which could come to combine not just made up stories predicting the future, but eventually real stories of the same nature with links to their presentation by real-world news providers. This blurring dynamic could be implemented in virtual worlds where the imagined scenarios are acted out in practice in the virtual world or portrayed in its in-world history, where it could appear side-by-side with similar stories from the real world.</text:p>
            </text:list-item>
          </text:list>
        </text:list-item>
        <text:list-item>
          <text:p text:style-name="P2">I should seek support from the Free Software Foundation to develop Zutha</text:p>
          <text:list>
            <text:list-item>
              <text:p text:style-name="P2">In Free Software, Free Society, I found an appeal by Richard Stallman for volunteers to work on free software, peer to peer replacements for web applications that would solve some of the issues with SaaS in removing user freedoms.</text:p>
            </text:list-item>
            <text:list-item>
              <text:p text:style-name="P2">Zutha is precisely such a peer to peer application</text:p>
            </text:list-item>
          </text:list>
        </text:list-item>
        <text:list-item>
          <text:p text:style-name="P2">A way for collaboratively producing audiobooks</text:p>
          <text:list>
            <text:list-item>
              <text:p text:style-name="P2">Provide a tool on the Zutha platform for annotating a book to assign blocks of text to characters</text:p>
            </text:list-item>
            <text:list-item>
              <text:p text:style-name="P2">Provide a tool that uses this annotated text and provides an easy tool for users to record themselves as the voice for a character of their choice. The software would automatically highlight what they need to read next, along with context. It would associate the recordings with the corresponding text (which would also be useful for producing combined text/audiobook files)</text:p>
            </text:list-item>
            <text:list-item>
              <text:p text:style-name="P2">Once many recordings of each character have accumulated, users could vote on the best voices of each character and compositions could be made of the best combination of voice actors.</text:p>
            </text:list-item>
          </text:list>
        </text:list-item>
      </text:list>
      <text:h text:style-name="Heading_20_1" text:outline-level="1">Thu 2-Feb-12</text:h>
      <text:list xml:id="list592404818" text:continue-numbering="true" text:style-name="Default_20_List">
        <text:list-item>
          <text:p text:style-name="P2">I need to think about how to design a decentralized legal system that would create incentives to prevent crime (and in particular repeat offences) instead of focusing on punishment for the purposes of revenge</text:p>
          <text:list>
            <text:list-item>
              <text:p text:style-name="P2">If protection agencies are paid to protect their clients, the incentive their clients may impose on them could be to focus on punishing successful criminals to appease their clients’ desire for revenge (perhaps justifying their behaviour with the claim that the punishment will deter other criminals).</text:p>
            </text:list-item>
            <text:list-item>
              <text:p text:style-name="P2">A protection agency would not want to face the cost of imprisoning criminals who harm their clients because it would cost them money to no particular benefit. Their incentive would be towards suffering or death as punishment for crimes against their clients. </text:p>
            </text:list-item>
            <text:list-item>
              <text:p text:style-name="P2">If the community as a whole is sufficiently opposed to such approaches to punishment, then the empowerment that a Zutha-based society would give to the community as a whole to organise to achieve their collective values may be sufficient to prevent the protection agencies from defying their values. Maybe. However it would obviously be far better if the policing system was designed to have its interests aligned with those of society.</text:p>
            </text:list-item>
            <text:list-item>
              <text:p text:style-name="P2">What is needed, I think, is a way to measure the impact of actions by protection agencies on society’s long-term interests. A means could then be devised for rewarding the protection agencies for acting in the interests of society as far as can be measured.</text:p>
            </text:list-item>
            <text:list-item>
              <text:p text:style-name="P2">Imagine if a protection agency was commanded by a court to take custody of a criminal. They would be required to provide the inmate with a minimum standard of living at their own expense (subject to open auditing). They would be permitted to release the offender at their own choosing, but would remain liable to some degree, to subsequent offences by that person. This would create an incentive for the protection agency to find cost-efficient ways of rehabilitating (for want of a less political and vacuous term) and retraining the offender.</text:p>
            </text:list-item>
            <text:list-item>
              <text:p text:style-name="P2">It would be better again if the whole concept of imprisonment could be avoided as much as possible. Even if the actual balance of incentives could be made to favour pursuing real rehabilitation, the concept of locking people up to keep them away from society – even without all the other counterproductive practices associated with most prison systems – probably has fundamental flaws. And at any rate it is worth searching for alternatives in case better ones exist.</text:p>
            </text:list-item>
            <text:list-item>
              <text:p text:style-name="P2">A huge proportion of imprisonment seems to result from poverty and the various dysfunctions and lose-lose choices that imposes on people. For such cases, it would be surely be more beneficial to society to provide the support required to allow such people to become productive citizens than to lock them up at public (or in the decentralized case, commercial) expense.</text:p>
            </text:list-item>
            <text:list-item>
              <text:p text:style-name="P2">Who could have (or be induced to have) an incentive to support a person with a poverty and crime stricken background in turning their life around?</text:p>
            </text:list-item>
            <text:list-item>
              <text:p text:style-name="P2">When people chose to buy protection services from a particular protection agency, they are endorsing that agency generally. </text:p>
              <text:list>
                <text:list-item>
                  <text:p text:style-name="P2">It would seem to make sense to combine the identification of good protectors and good rehabilitators with the same monetary vote. </text:p>
                </text:list-item>
                <text:list-item>
                  <text:p text:style-name="P2">That could be done be requiring a person’s protection agency to be responsible for supporting them in avoiding committing crime as much as they protect them against crime.</text:p>
                </text:list-item>
                <text:list-item>
                  <text:p text:style-name="P2">Two things immediately strike me as concerning about this idea.</text:p>
                  <text:list>
                    <text:list-item>
                      <text:p text:style-name="P2">The poor people who are most likely to commit crime will not have enough money to pay for a protection agency</text:p>
                    </text:list-item>
                    <text:list-item>
                      <text:p text:style-name="P2">The current legal system does not lead to lawyers trying to convince their clients to abandon a life of crime.</text:p>
                    </text:list-item>
                  </text:list>
                </text:list-item>
                <text:list-item>
                  <text:p text:style-name="P2">The first problem may not be so bad. The system already requires a way for public funds (gathered by Zutha and allocated by Zuth investment or directly donated) to be directed towards paying for protection agencies to serve people without the means to pay for one themselves. It seems likely that the non-profit institutions who manage the allocation of this money would want to direct it at protection agencies who benefit society by being good at supporting their clients to avoid crime.</text:p>
                </text:list-item>
                <text:list-item>
                  <text:p text:style-name="P2">It’s obvious why lawyers don’t try to prevent their clients from being criminals in the current legal system: lawyers are paid when their clients commit crimes and need to be represented in court. If lawyers were liable for damages when their clients committed crimes they might behave differently. The latter scenario is closer to what I’m imagining imposing on protection agencies in a “Zuthocracy”. Protection agencies would be paid to represent the interests of their clients by defending them against crime (like a private security guard) and defending their rights when prosecuted by others (like a lawyer), but they would also be liable for damages if their client was found guilty of crimes by a court (like… I dunno… an employer?).</text:p>
                </text:list-item>
              </text:list>
            </text:list-item>
            <text:list-item>
              <text:p text:style-name="P2">It might be beneficial to separate the role of protector and rehabilitator/educator, even if just for the benefit of specialization. </text:p>
              <text:list>
                <text:list-item>
                  <text:p text:style-name="P2">It does seem as though a protection agency with an incentive to avoid their clients getting in trouble with the law might invest more resources in concealing their clients’ illegal activities than preventing them, especially if their main area of expertise is law rather than teaching.</text:p>
                </text:list-item>
              </text:list>
            </text:list-item>
            <text:list-item>
              <text:p text:style-name="P2">But why would someone pay to have someone prevent them (even if just by psychological influence) from disobeying the law?</text:p>
              <text:list>
                <text:list-item>
                  <text:p text:style-name="P2">And if someone is poor (and thus more likely to resort to law-breaking) they will not be able to afford to pay for a “rehabilitator” even if they wanted to. </text:p>
                </text:list-item>
                <text:list-item>
                  <text:p text:style-name="P2">As in the case of paying a protection agency though, this service could be funded for them by a charity.</text:p>
                </text:list-item>
              </text:list>
            </text:list-item>
            <text:list-item>
              <text:p text:style-name="P2">I began to consider the concepts of rehabilitation and education together before – perhaps that could be taken much further.</text:p>
              <text:list>
                <text:list-item>
                  <text:p text:style-name="P2">It seems clear that an educational institution whose income from a student is determined by that student’s lifetime income, would have an incentive to teach the student to avoid crime.</text:p>
                </text:list-item>
                <text:list-item>
                  <text:p text:style-name="P2">But the existence of such an incentive covering some students does not mean it will be useful to cater for all people. If someone is already a criminal, why would an educational institution invest resources in them over someone with more chance of being successful in life?</text:p>
                </text:list-item>
                <text:list-item>
                  <text:p text:style-name="P2">It is clear that some deliberate modification of the incentive environment would be required to cause any profit-oriented entity to invest resources in training someone with less expected potential for earning than alternatives. The question is, what to modify?</text:p>
                </text:list-item>
              </text:list>
            </text:list-item>
            <text:list-item>
              <text:p text:style-name="P2">This is an issue I want to come back to (if only there were more time!)</text:p>
            </text:list-item>
          </text:list>
        </text:list-item>
      </text:list>
      <text:h text:style-name="Heading_20_1" text:outline-level="1">Tue 7-Feb-12</text:h>
      <text:list xml:id="list1200332763" text:continue-numbering="true" text:style-name="Default_20_List">
        <text:list-item>
          <text:p text:style-name="P2">Names need to be unique in their own scope and every overlapping scope</text:p>
          <text:list>
            <text:list-item>
              <text:p text:style-name="P2">Scopes overlap with their superscopes and subscopes</text:p>
            </text:list-item>
            <text:list-item>
              <text:p text:style-name="P2">The global scope overlaps all other scopes</text:p>
            </text:list-item>
          </text:list>
        </text:list-item>
      </text:list>
      <text:h text:style-name="Heading_20_1" text:outline-level="1">Tue 14-Feb-12</text:h>
      <text:list xml:id="list442315294" text:style-name="L1">
        <text:list-item>
          <text:p text:style-name="P3">Write a book about the Birth of Zutha from a historic perspective</text:p>
          <text:list>
            <text:list-item>
              <text:p text:style-name="P3">I think it would be cool to write a book that reads like a history book written in, say 2025, about the birth of Zutha in, say 2015</text:p>
            </text:list-item>
            <text:list-item>
              <text:p text:style-name="P3">Actually, instead of a book format, it should take the form of an online wiki that is purportedly written by the Zutha community. It should pretend to be looking back from the future, having had years of work in the intervening years between 2015 and the pretend present. However it could actually be a real Zutha hosted wiki written now (or as soon as I have a functioning Zutha.net up and running), imagining the events that might unfold in the future.</text:p>
            </text:list-item>
            <text:list-item>
              <text:p text:style-name="P3">The prelude should say something like “for those countries that still have old-fashioned copyright laws, this document is published under a copy-left license”</text:p>
            </text:list-item>
            <text:list-item>
              <text:p text:style-name="P3">There should be an afterward that discusses the actual present in relation to Zutha's evolution and invites readers to participate in making the vision of Zutha become a reality.</text:p>
            </text:list-item>
            <text:list-item>
              <text:p text:style-name="P3">I think this medium could be a powerful way to illustrate what Zutha could be. </text:p>
              <text:list>
                <text:list-item>
                  <text:p text:style-name="P3">It would allow the narrator to describe a historic context for events and even reflect on the imagined repercussions of those events in the time between the events of the book and the fictional present.</text:p>
                </text:list-item>
                <text:list-item>
                  <text:p text:style-name="P3">The personal history of characters could be described in a condensed form without any need to pretend that anything other than the part of their history that matters for current events is being included (as is somewhat necessary in fictional stories).</text:p>
                </text:list-item>
                <text:list-item>
                  <text:p text:style-name="P3">Technologies could be described for the benefit of the lay reader in the way that popular non-fiction books describe things like the Internet MRI scanners</text:p>
                </text:list-item>
              </text:list>
            </text:list-item>
            <text:list-item>
              <text:p text:style-name="P3">One disadvantage of this medium could be that it has less potential for immersion in the world as experienced by the characters themselves.</text:p>
            </text:list-item>
            <text:list-item>
              <text:p text:style-name="P3">I suppose there is no reason why multiple mediums for imagining the future of Zutha couldn't be used simultaneously by different collaborative projects.</text:p>
            </text:list-item>
            <text:list-item>
              <text:p text:style-name="P3">I could start writing in both a novel and history book format as separate projects and eventually open both projects up to collaboration on Zutha.</text:p>
            </text:list-item>
          </text:list>
        </text:list-item>
        <text:list-item>
          <text:p text:style-name="P3">Concentration of power is going to become more and more dangerous with the evolution of autonomous robots</text:p>
          <text:list>
            <text:list-item>
              <text:p text:style-name="P3">A large centrally controlled network of automated machines will be more vulnerable both to hijacking and abuse of power</text:p>
            </text:list-item>
            <text:list-item>
              <text:p text:style-name="P3">robots built to obey a central master will be much easier to turn to unethical pursuits than human soldiers are</text:p>
            </text:list-item>
            <text:list-item>
              <text:p text:style-name="P3">The larger a system, the greater the potential impact of software bugs</text:p>
            </text:list-item>
            <text:list-item>
              <text:p text:style-name="P3">Even if the current controller of a highly centralised system is trusted with that power, the fact that the reigns are all held in one place makes the entire system vulnerable to being co-opted by a far less trustworthy entity.</text:p>
            </text:list-item>
            <text:list-item>
              <text:p text:style-name="P3">The system need not remain under the control of humans either. I think the fears of AI the abound in popular culture are not entirely unrealistic in this respect. If we design large scale systems to be centrally controlled by AI systems, than those entire systems become vulnerable to undesirable behaviour by those AI systems.</text:p>
            </text:list-item>
          </text:list>
        </text:list-item>
        <text:list-item>
          <text:p text:style-name="P3">A decentralised system could avoid this problems</text:p>
          <text:list>
            <text:list-item>
              <text:p text:style-name="P3">Many independently controlled and designed systems that are instructed by their controllers to temporarily work together in a collaborative pursuit will robust to:</text:p>
              <text:list>
                <text:list-item>
                  <text:p text:style-name="P3">malfunctions anywhere in the system</text:p>
                </text:list-item>
                <text:list-item>
                  <text:p text:style-name="P3">attempts by any one entity (including AI systems, terrorists, governments etc.) to command the system to behave against the will of the majority of owners</text:p>
                </text:list-item>
              </text:list>
            </text:list-item>
          </text:list>
        </text:list-item>
      </text:list>
      <text:h text:style-name="P4" text:outline-level="1">Fri 17-Feb-12</text:h>
      <text:list xml:id="list2092571290" text:continue-list="list1200332763" text:style-name="Default_20_List">
        <text:list-item>
          <text:p text:style-name="List_20_Paragrap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List_20_Paragraph"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Default_20_List">
      <style:paragraph-properties fo:margin-top="0in" fo:margin-bottom="0in"/>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arnett</meta:initial-creator>
    <meta:creation-date>2012-02-17T11:19:18</meta:creation-date>
    <dc:date>2012-02-17T11:21:31</dc:date>
    <dc:creator>Chris Barnett</dc:creator>
    <meta:editing-duration>PT2M13S</meta:editing-duration>
    <meta:editing-cycles>2</meta:editing-cycles>
    <meta:generator>LibreOffice/3.4$Unix LibreOffice_project/340m1$Build-402</meta:generator>
    <meta:document-statistic meta:table-count="0" meta:image-count="0" meta:object-count="0" meta:page-count="1" meta:paragraph-count="192" meta:word-count="5921" meta:character-count="33729" meta:non-whitespace-character-count="28166"/>
  </office:meta>
</office:document-meta>
</file>